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P1" style:family="paragraph">
      <style:paragraph-properties fo:text-align="center"/>
      <style:text-properties fo:hyphenate="true"/>
    </style:style>
    <style:style style:name="P2" style:family="paragraph">
      <style:text-properties fo:font-weight="bold" style:font-weight-asian="bold" style:font-weight-complex="bold" fo:hyphenate="true"/>
    </style:style>
    <style:style style:name="P3" style:family="paragraph">
      <style:text-properties fo:hyphenate="true"/>
    </style:style>
    <style:style style:name="P4" style:family="paragraph">
      <style:text-properties fo:font-size="32pt" style:font-size-asian="32pt" style:font-size-complex="32pt" fo:hyphenate="true"/>
    </style:style>
    <style:style style:name="P5" style:family="paragraph">
      <style:text-properties fo:font-size="32pt" fo:font-weight="bold" style:font-size-asian="32pt" style:font-weight-asian="bold" style:font-size-complex="32pt" style:font-weight-complex="bold" fo:hyphenate="true"/>
    </style:style>
    <style:style style:name="P6" style:family="paragraph">
      <style:text-properties fo:font-size="11pt" fo:font-weight="bold" style:font-size-asian="11pt" style:font-weight-asian="bold" style:font-size-complex="11pt" style:font-weight-complex="bold" fo:hyphenate="true"/>
    </style:style>
    <style:style style:name="P7" style:family="paragraph">
      <style:text-properties fo:font-size="10.5pt" fo:font-weight="bold" style:font-size-asian="10.5pt" style:font-weight-asian="bold" style:font-size-complex="10.5pt" style:font-weight-complex="bold" fo:hyphenate="true"/>
    </style:style>
    <style:style style:name="P8" style:family="paragraph">
      <style:text-properties fo:font-size="12pt" style:font-size-asian="12pt" style:font-size-complex="12pt" fo:hyphenate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cm" svg:y1="1.032cm" svg:x2="0.968cm" svg:y2="20.102cm" svg:d="M1000 1032l-32 19070" svg:viewBox="0 0 33 19071">
          <text:p/>
        </draw:connector>
        <draw:connector draw:style-name="gr1" draw:text-style-name="P1" xml:id="id2" draw:id="id2" draw:layer="layout" draw:type="line" svg:x1="1cm" svg:y1="1.032cm" svg:x2="28.717cm" svg:y2="1cm" draw:start-shape="id1" draw:start-glue-point="2" svg:d="M1000 1032l27717-32" svg:viewBox="0 0 27718 33">
          <text:p/>
        </draw:connector>
        <draw:connector draw:style-name="gr1" draw:text-style-name="P1" xml:id="id3" draw:id="id3" draw:layer="layout" draw:type="line" svg:x1="28.717cm" svg:y1="1cm" svg:x2="28.717cm" svg:y2="19.94cm" draw:start-shape="id2" draw:start-glue-point="3" svg:d="M28717 1000v18940" svg:viewBox="0 0 1 18941">
          <text:p/>
        </draw:connector>
        <draw:connector draw:style-name="gr1" draw:text-style-name="P1" draw:layer="layout" draw:type="line" svg:x1="0.968cm" svg:y1="20.102cm" svg:x2="22.715cm" svg:y2="20.069cm" draw:start-shape="id1" draw:start-glue-point="3" svg:d="M968 20102l21747-33" svg:viewBox="0 0 21748 34">
          <text:p/>
        </draw:connector>
        <draw:connector draw:style-name="gr1" draw:text-style-name="P1" draw:layer="layout" draw:type="line" svg:x1="22.683cm" svg:y1="21.167cm" svg:x2="22.683cm" svg:y2="18.004cm" svg:d="M22683 21167v-3163" svg:viewBox="0 0 1 3164">
          <text:p/>
        </draw:connector>
        <draw:connector draw:style-name="gr1" draw:text-style-name="P1" draw:layer="layout" draw:type="line" svg:x1="28.717cm" svg:y1="19.94cm" svg:x2="24.748cm" svg:y2="19.94cm" draw:start-shape="id3" draw:start-glue-point="3" svg:d="M28717 19940h-3969" svg:viewBox="0 0 3970 1">
          <text:p/>
        </draw:connector>
        <draw:connector draw:style-name="gr1" draw:text-style-name="P1" xml:id="id4" draw:id="id4" draw:layer="layout" draw:type="line" svg:x1="24.78cm" svg:y1="20.812cm" svg:x2="24.683cm" svg:y2="18.069cm" svg:d="M24780 20812l-97-2743" svg:viewBox="0 0 98 2744">
          <text:p/>
        </draw:connector>
        <draw:connector draw:style-name="gr1" draw:text-style-name="P1" draw:layer="layout" draw:type="line" svg:x1="24.78cm" svg:y1="20.812cm" svg:x2="24.78cm" svg:y2="20.812cm" draw:start-shape="id4" draw:start-glue-point="2" draw:end-shape="id4" draw:end-glue-point="2" svg:d="M24780 20812z" svg:viewBox="0 0 1 1">
          <text:p/>
        </draw:connector>
        <draw:connector draw:style-name="gr1" draw:text-style-name="P1" xml:id="id5" draw:id="id5" draw:layer="layout" draw:type="line" svg:x1="5.033cm" svg:y1="1.129cm" svg:x2="5.001cm" svg:y2="8.873cm" svg:d="M5033 1129l-32 7744" svg:viewBox="0 0 33 7745">
          <text:p/>
        </draw:connector>
        <draw:connector draw:style-name="gr1" draw:text-style-name="P1" draw:layer="layout" draw:type="line" svg:x1="5.001cm" svg:y1="8.873cm" svg:x2="0.968cm" svg:y2="8.841cm" draw:start-shape="id5" draw:start-glue-point="3" svg:d="M5001 8873l-4033-32" svg:viewBox="0 0 4034 33">
          <text:p/>
        </draw:connector>
        <draw:connector draw:style-name="gr1" draw:text-style-name="P1" xml:id="id6" draw:id="id6" draw:layer="layout" draw:type="line" svg:x1="13.003cm" svg:y1="1.097cm" svg:x2="13.035cm" svg:y2="4.969cm" svg:d="M13003 1097l32 3872" svg:viewBox="0 0 33 3873">
          <text:p/>
        </draw:connector>
        <draw:connector draw:style-name="gr1" draw:text-style-name="P1" xml:id="id7" draw:id="id7" draw:layer="layout" draw:type="line" svg:x1="13.035cm" svg:y1="4.969cm" svg:x2="17.972cm" svg:y2="4.969cm" draw:start-shape="id6" draw:start-glue-point="3" svg:d="M13035 4969h4937" svg:viewBox="0 0 4938 1">
          <text:p/>
        </draw:connector>
        <draw:connector draw:style-name="gr1" draw:text-style-name="P1" draw:layer="layout" draw:type="line" svg:x1="17.972cm" svg:y1="1.097cm" svg:x2="17.972cm" svg:y2="4.969cm" draw:end-shape="id7" draw:end-glue-point="3" svg:d="M17972 1097v3872" svg:viewBox="0 0 1 3873">
          <text:p/>
        </draw:connector>
        <draw:connector draw:style-name="gr1" draw:text-style-name="P1" xml:id="id8" draw:id="id8" draw:layer="layout" draw:type="line" svg:x1="25.006cm" svg:y1="1.097cm" svg:x2="25.006cm" svg:y2="6.937cm" svg:d="M25006 1097v5840" svg:viewBox="0 0 1 5841">
          <text:p/>
        </draw:connector>
        <draw:connector draw:style-name="gr1" draw:text-style-name="P1" draw:layer="layout" draw:type="line" svg:x1="25.006cm" svg:y1="6.937cm" svg:x2="28.62cm" svg:y2="6.969cm" draw:start-shape="id8" draw:start-glue-point="3" svg:d="M25006 6937l3614 32" svg:viewBox="0 0 3615 33">
          <text:p/>
        </draw:connector>
        <draw:connector draw:style-name="gr1" draw:text-style-name="P1" xml:id="id10" draw:id="id10" draw:layer="layout" draw:type="line" svg:x1="17.778cm" svg:y1="16.004cm" svg:x2="17.778cm" svg:y2="16.004cm" svg:d="M17778 16004z" svg:viewBox="0 0 1 1">
          <text:p/>
        </draw:connector>
        <draw:connector draw:style-name="gr1" draw:text-style-name="P1" xml:id="id9" draw:id="id9" draw:layer="layout" draw:type="line" svg:x1="13.003cm" svg:y1="20.069cm" svg:x2="13.003cm" svg:y2="16.004cm" svg:d="M13003 20069v-4065" svg:viewBox="0 0 1 4066">
          <text:p/>
        </draw:connector>
        <draw:connector draw:style-name="gr1" draw:text-style-name="P1" draw:layer="layout" draw:type="line" svg:x1="13.003cm" svg:y1="16.004cm" svg:x2="17.778cm" svg:y2="16.004cm" draw:start-shape="id9" draw:start-glue-point="3" draw:end-shape="id10" draw:end-glue-point="0" svg:d="M13003 16004h4775" svg:viewBox="0 0 4776 1">
          <text:p/>
        </draw:connector>
        <draw:connector draw:style-name="gr1" draw:text-style-name="P1" draw:layer="layout" draw:type="line" svg:x1="17.778cm" svg:y1="16.004cm" svg:x2="17.843cm" svg:y2="19.973cm" draw:start-shape="id10" draw:start-glue-point="0" svg:d="M17778 16004l65 3969" svg:viewBox="0 0 66 3970">
          <text:p/>
        </draw:connector>
        <draw:frame draw:style-name="gr2" draw:text-style-name="P2" draw:layer="layout" svg:width="4.526cm" svg:height="0.962cm" svg:x="13.3cm" svg:y="1.7cm">
          <draw:text-box>
            <text:p text:style-name="P2"><text:span text:style-name="T1">Refrigeração</text:span></text:p>
          </draw:text-box>
        </draw:frame>
        <draw:frame draw:style-name="gr3" draw:text-style-name="P3" xml:id="id17" draw:id="id17" draw:layer="layout" svg:width="4.232cm" svg:height="3.684cm" svg:x="1cm" svg:y="1.2cm">
          <draw:text-box>
            <text:p text:style-name="P3"><text:span text:style-name="T1">Micro</text:span> <text:span text:style-name="T1">usina</text:span></text:p>
            <text:p text:style-name="P3"><text:s text:c="8"/><text:span text:style-name="T1">E</text:span></text:p>
            <text:p text:style-name="P3"><text:s/><text:span text:style-name="T1">Geradores</text:span></text:p>
          </draw:text-box>
        </draw:frame>
        <draw:frame draw:style-name="gr4" draw:text-style-name="P2" draw:layer="layout" svg:width="2.902cm" svg:height="0.962cm" svg:x="25.4cm" svg:y="2.4cm">
          <draw:text-box>
            <text:p text:style-name="P3"><text:span text:style-name="T1">Extintor</text:span></text:p>
          </draw:text-box>
        </draw:frame>
        <draw:frame draw:style-name="gr2" draw:text-style-name="P3" draw:layer="layout" svg:width="4.9cm" svg:height="2.308cm" svg:x="13cm" svg:y="16.916cm">
          <draw:text-box>
            <text:p text:style-name="P3"><text:span text:style-name="T2">Motor de Polpa</text:span></text:p>
            <text:p text:style-name="P3"/>
            <text:p text:style-name="P3"><text:span text:style-name="T1">Sinal Wireless</text:span></text:p>
          </draw:text-box>
        </draw:frame>
        <draw:frame draw:style-name="gr5" draw:text-style-name="P5" draw:layer="layout" svg:width="6.662cm" svg:height="1.517cm" svg:x="11.486cm" svg:y="8.8cm">
          <draw:text-box>
            <text:p text:style-name="P4"><text:span text:style-name="T3">Engenharia</text:span></text:p>
          </draw:text-box>
        </draw:frame>
        <draw:connector draw:style-name="gr1" draw:text-style-name="P1" draw:layer="layout" draw:type="line" svg:x1="2.226cm" svg:y1="7.13cm" svg:x2="2.226cm" svg:y2="7.13cm" svg:d="M2226 7130z" svg:viewBox="0 0 1 1">
          <text:p/>
        </draw:connector>
        <draw:connector draw:style-name="gr1" draw:text-style-name="P1" xml:id="id11" draw:id="id11" draw:layer="layout" draw:type="line" svg:x1="1.333cm" svg:y1="5.2cm" svg:x2="1.29cm" svg:y2="7.001cm" svg:d="M1333 5200l-43 1801" svg:viewBox="0 0 44 1802">
          <text:p/>
        </draw:connector>
        <draw:connector draw:style-name="gr1" draw:text-style-name="P1" xml:id="id12" draw:id="id12" draw:layer="layout" draw:type="line" svg:x1="1.333cm" svg:y1="5.2cm" svg:x2="2.807cm" svg:y2="5.162cm" draw:start-shape="id11" draw:start-glue-point="2" svg:d="M1333 5200l1474-38" svg:viewBox="0 0 1475 39">
          <text:p/>
        </draw:connector>
        <draw:connector draw:style-name="gr1" draw:text-style-name="P1" xml:id="id13" draw:id="id13" draw:layer="layout" draw:type="line" svg:x1="2.807cm" svg:y1="5.162cm" svg:x2="2.839cm" svg:y2="6.969cm" draw:start-shape="id12" draw:start-glue-point="3" svg:d="M2807 5162l32 1807" svg:viewBox="0 0 33 1808">
          <text:p/>
        </draw:connector>
        <draw:connector draw:style-name="gr1" draw:text-style-name="P1" draw:layer="layout" draw:type="line" svg:x1="2.839cm" svg:y1="6.969cm" svg:x2="1.29cm" svg:y2="7.001cm" draw:start-shape="id13" draw:start-glue-point="3" draw:end-shape="id11" draw:end-glue-point="3" svg:d="M2839 6969l-1549 32" svg:viewBox="0 0 1550 33">
          <text:p/>
        </draw:connector>
        <draw:frame draw:style-name="gr4" draw:text-style-name="P6" draw:layer="layout" svg:width="1.992cm" svg:height="0.692cm" svg:x="1.071cm" svg:y="5.799cm">
          <draw:text-box>
            <text:p text:style-name="P6"><text:span text:style-name="T4">desktop</text:span></text:p>
          </draw:text-box>
        </draw:frame>
        <draw:connector draw:style-name="gr1" draw:text-style-name="P1" xml:id="id14" draw:id="id14" draw:layer="layout" draw:type="line" svg:x1="3.291cm" svg:y1="5.517cm" svg:x2="4.646cm" svg:y2="5.517cm" svg:d="M3291 5517h1355" svg:viewBox="0 0 1356 1">
          <text:p/>
        </draw:connector>
        <draw:connector draw:style-name="gr1" draw:text-style-name="P1" xml:id="id15" draw:id="id15" draw:layer="layout" draw:type="line" svg:x1="3.291cm" svg:y1="5.517cm" svg:x2="3.291cm" svg:y2="6.614cm" draw:start-shape="id14" draw:start-glue-point="2" svg:d="M3291 5517v1097" svg:viewBox="0 0 1 1098">
          <text:p/>
        </draw:connector>
        <draw:connector draw:style-name="gr1" draw:text-style-name="P1" xml:id="id16" draw:id="id16" draw:layer="layout" draw:type="line" svg:x1="4.646cm" svg:y1="5.517cm" svg:x2="4.678cm" svg:y2="6.646cm" draw:start-shape="id14" draw:start-glue-point="3" svg:d="M4646 5517l32 1129" svg:viewBox="0 0 33 1130">
          <text:p/>
        </draw:connector>
        <draw:connector draw:style-name="gr1" draw:text-style-name="P1" draw:layer="layout" draw:type="line" svg:x1="3.291cm" svg:y1="6.614cm" svg:x2="4.678cm" svg:y2="6.646cm" draw:start-shape="id15" draw:start-glue-point="3" draw:end-shape="id16" draw:end-glue-point="3" svg:d="M3291 6614l1387 32" svg:viewBox="0 0 1388 33">
          <text:p/>
        </draw:connector>
        <draw:frame draw:style-name="gr4" draw:text-style-name="P6" xml:id="id25" draw:id="id25" draw:layer="layout" svg:width="1.582cm" svg:height="0.692cm" svg:x="3.186cm" svg:y="5.708cm">
          <draw:text-box>
            <text:p text:style-name="P2"><text:span text:style-name="T4">Radio</text:span></text:p>
          </draw:text-box>
        </draw:frame>
        <draw:connector draw:style-name="gr1" draw:text-style-name="P1" draw:layer="layout" draw:type="line" svg:x1="3.291cm" svg:y1="5.517cm" svg:x2="3.116cm" svg:y2="4.884cm" draw:start-shape="id14" draw:start-glue-point="2" draw:end-shape="id17" draw:end-glue-point="2" svg:d="M3291 5517l-175-633" svg:viewBox="0 0 176 634">
          <text:p/>
        </draw:connector>
        <draw:connector draw:style-name="gr1" draw:text-style-name="P1" draw:layer="layout" draw:type="line" svg:x1="4.646cm" svg:y1="5.517cm" svg:x2="5.017cm" svg:y2="5.001cm" draw:start-shape="id14" draw:start-glue-point="3" draw:end-shape="id5" draw:end-glue-point="0" svg:d="M4646 5517l371-516" svg:viewBox="0 0 372 517">
          <text:p/>
        </draw:connector>
        <draw:connector draw:style-name="gr1" draw:text-style-name="P1" xml:id="id18" draw:id="id18" draw:layer="layout" draw:type="line" svg:x1="14.003cm" svg:y1="3.065cm" svg:x2="14.003cm" svg:y2="4.549cm" svg:d="M14003 3065v1484" svg:viewBox="0 0 1 1485">
          <text:p/>
        </draw:connector>
        <draw:connector draw:style-name="gr1" draw:text-style-name="P1" xml:id="id19" draw:id="id19" draw:layer="layout" draw:type="line" svg:x1="14.003cm" svg:y1="3.065cm" svg:x2="15.391cm" svg:y2="3.033cm" draw:start-shape="id18" draw:start-glue-point="2" svg:d="M14003 3065l1388-32" svg:viewBox="0 0 1389 33">
          <text:p/>
        </draw:connector>
        <draw:connector draw:style-name="gr1" draw:text-style-name="P1" xml:id="id20" draw:id="id20" draw:layer="layout" draw:type="line" svg:x1="15.391cm" svg:y1="3.033cm" svg:x2="15.391cm" svg:y2="4.452cm" draw:start-shape="id19" draw:start-glue-point="3" svg:d="M15391 3033v1419" svg:viewBox="0 0 1 1420">
          <text:p/>
        </draw:connector>
        <draw:connector draw:style-name="gr1" draw:text-style-name="P1" draw:layer="layout" draw:type="line" svg:x1="14.003cm" svg:y1="4.549cm" svg:x2="15.391cm" svg:y2="4.452cm" draw:start-shape="id18" draw:start-glue-point="3" draw:end-shape="id20" draw:end-glue-point="3" svg:d="M14003 4549l1388-97" svg:viewBox="0 0 1389 98">
          <text:p/>
        </draw:connector>
        <draw:frame draw:style-name="gr4" draw:text-style-name="P7" xml:id="id22" draw:id="id22" draw:layer="layout" svg:width="1.907cm" svg:height="0.666cm" svg:x="13.735cm" svg:y="3.508cm">
          <draw:text-box>
            <text:p text:style-name="P7"><text:span text:style-name="T5">desktop</text:span></text:p>
          </draw:text-box>
        </draw:frame>
        <draw:connector draw:style-name="gr1" draw:text-style-name="P1" xml:id="id21" draw:id="id21" draw:layer="layout" draw:type="line" svg:x1="3.968cm" svg:y1="5.517cm" svg:x2="3.968cm" svg:y2="4.001cm" draw:start-shape="id14" draw:start-glue-point="0" svg:d="M3968 5517v-1516" svg:viewBox="0 0 1 1517">
          <text:p/>
        </draw:connector>
        <draw:connector draw:style-name="gr1" draw:text-style-name="P1" draw:layer="layout" draw:type="line" svg:x1="3.968cm" svg:y1="4.001cm" svg:x2="13.735cm" svg:y2="3.841cm" draw:start-shape="id21" draw:start-glue-point="3" draw:end-shape="id22" draw:end-glue-point="3" svg:d="M3968 4001l9767-160" svg:viewBox="0 0 9768 161">
          <text:p/>
        </draw:connector>
        <draw:frame draw:style-name="gr4" draw:text-style-name="P3" draw:layer="layout" svg:width="4.337cm" svg:height="0.962cm" svg:x="6.963cm" svg:y="3.138cm">
          <draw:text-box>
            <text:p text:style-name="P3">Cabo de rede</text:p>
          </draw:text-box>
        </draw:frame>
        <draw:connector draw:style-name="gr1" draw:text-style-name="P1" xml:id="id23" draw:id="id23" draw:layer="layout" draw:type="line" svg:x1="2.07cm" svg:y1="5.181cm" svg:x2="2.065cm" svg:y2="3.904cm" draw:start-shape="id12" draw:start-glue-point="0" svg:d="M2070 5181l-5-1277" svg:viewBox="0 0 6 1278">
          <text:p/>
        </draw:connector>
        <draw:connector draw:style-name="gr1" draw:text-style-name="P1" xml:id="id24" draw:id="id24" draw:layer="layout" draw:type="line" svg:x1="2.065cm" svg:y1="3.904cm" svg:x2="3.355cm" svg:y2="3.936cm" draw:start-shape="id23" draw:start-glue-point="3" svg:d="M2065 3904l1290 32" svg:viewBox="0 0 1291 33">
          <text:p/>
        </draw:connector>
        <draw:connector draw:style-name="gr1" draw:text-style-name="P1" draw:layer="layout" draw:type="line" svg:x1="3.355cm" svg:y1="3.936cm" svg:x2="3.977cm" svg:y2="5.708cm" draw:start-shape="id24" draw:start-glue-point="3" draw:end-shape="id25" draw:end-glue-point="0" svg:d="M3355 3936l622 1772" svg:viewBox="0 0 623 1773">
          <text:p/>
        </draw:connector>
        <draw:frame draw:style-name="gr4" draw:text-style-name="P8" draw:layer="layout" svg:width="3.762cm" svg:height="3.597cm" svg:x="1.6cm" svg:y="14.3cm">
          <draw:text-box>
            <text:p text:style-name="P3"><text:span text:style-name="T6">Obs:</text:span></text:p>
            <text:p text:style-name="P3"><text:span text:style-name="T6">Há um radio que </text:span></text:p>
            <text:p text:style-name="P3"><text:span text:style-name="T6">Fuciona como</text:span></text:p>
            <text:p text:style-name="P3"><text:span text:style-name="T6">Switch.Ligando a</text:span></text:p>
            <text:p text:style-name="P3"><text:span text:style-name="T6">Seção de refrige-</text:span></text:p>
            <text:p text:style-name="P3"><text:span text:style-name="T6">Ração, ea seção</text:span></text:p>
            <text:p text:style-name="P3"><text:span text:style-name="T6">De gerador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6-29T08:40:34.949717150</meta:creation-date>
    <dc:date>2016-06-29T13:32:09.613705631</dc:date>
    <dc:creator>SD Canto</dc:creator>
    <meta:editing-duration>PT4M16S</meta:editing-duration>
    <meta:editing-cycles>1</meta:editing-cycles>
    <meta:document-statistic meta:object-count="49"/>
    <meta:generator>LibreOffice/4.2.8.2$Linux_x86 LibreOffice_project/420m0$Build-2</meta:generator>
  </office:meta>
</office:document-meta>
</file>